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id="id1" draw:layer="layout" svg:width="8.89cm" svg:height="1.27cm" svg:x="9.79cm" svg:y="2.27cm">
          <text:p text:style-name="P1">Unnamed Project</text:p>
        </draw:rect>
        <draw:rect draw:style-name="gr1" draw:text-style-name="P2" draw:id="id4" draw:layer="layout" svg:width="3.81cm" svg:height="1.27cm" svg:x="2.27cm" svg:y="4.81cm">
          <text:p text:style-name="P1"><text:span text:style-name="T1">Login Interface</text:span></text:p>
        </draw:rect>
        <draw:rect draw:style-name="gr1" draw:text-style-name="P2" draw:id="id3" draw:layer="layout" svg:width="3.81cm" svg:height="1.27cm" svg:x="7.37cm" svg:y="4.81cm">
          <text:p text:style-name="P1"><text:span text:style-name="T1">Chat Interface</text:span></text:p>
        </draw:rect>
        <draw:rect draw:style-name="gr1" draw:text-style-name="P2" draw:id="id2" draw:layer="layout" svg:width="3.81cm" svg:height="1.27cm" svg:x="12.37cm" svg:y="4.81cm">
          <text:p text:style-name="P1"><text:span text:style-name="T1">Character Sheet</text:span></text:p>
        </draw:rect>
        <draw:rect draw:style-name="gr1" draw:text-style-name="P2" draw:id="id5" draw:layer="layout" svg:width="3.81cm" svg:height="1.27cm" svg:x="17.47cm" svg:y="4.81cm">
          <text:p text:style-name="P1"><text:span text:style-name="T1">Map Interface</text:span></text:p>
        </draw:rect>
        <draw:rect draw:style-name="gr1" draw:text-style-name="P2" draw:id="id6" draw:layer="layout" svg:width="3.81cm" svg:height="1.27cm" svg:x="22.47cm" svg:y="4.81cm">
          <text:p text:style-name="P1"><text:span text:style-name="T1">Narrarators Interface</text:span></text:p>
        </draw:rect>
        <draw:connector draw:style-name="gr2" draw:text-style-name="P1" draw:layer="layout" svg:x1="14.235cm" svg:y1="3.54cm" svg:x2="14.275cm" svg:y2="4.81cm" draw:start-shape="id1" draw:start-glue-point="2" draw:end-shape="id2" draw:end-glue-point="0" svg:d="m14235 3540v635h40v635">
          <text:p/>
        </draw:connector>
        <draw:connector draw:style-name="gr2" draw:text-style-name="P1" draw:layer="layout" svg:x1="14.235cm" svg:y1="3.54cm" svg:x2="9.275cm" svg:y2="4.81cm" draw:start-shape="id1" draw:start-glue-point="2" draw:end-shape="id3" draw:end-glue-point="0" svg:d="m14235 3540v635h-4960v635">
          <text:p/>
        </draw:connector>
        <draw:connector draw:style-name="gr2" draw:text-style-name="P1" draw:layer="layout" svg:x1="14.235cm" svg:y1="3.54cm" svg:x2="4.175cm" svg:y2="4.81cm" draw:start-shape="id1" draw:start-glue-point="2" draw:end-shape="id4" svg:d="m14235 3540v635h-10060v635">
          <text:p/>
        </draw:connector>
        <draw:connector draw:style-name="gr2" draw:text-style-name="P1" draw:layer="layout" svg:x1="14.235cm" svg:y1="3.54cm" svg:x2="19.375cm" svg:y2="4.81cm" draw:start-shape="id1" draw:start-glue-point="2" draw:end-shape="id5" draw:end-glue-point="0" svg:d="m14235 3540v635h5140v635">
          <text:p/>
        </draw:connector>
        <draw:connector draw:style-name="gr2" draw:text-style-name="P1" draw:layer="layout" svg:x1="14.235cm" svg:y1="3.54cm" svg:x2="24.375cm" svg:y2="4.81cm" draw:start-shape="id1" draw:start-glue-point="2" draw:end-shape="id6" svg:d="m14235 3540v635h10140v63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obert Larson</meta:initial-creator>
    <meta:creation-date>2010-12-08T23:18:29.60</meta:creation-date>
    <dc:date>2010-12-08T23:37:58.79</dc:date>
    <dc:creator>Robert Larson</dc:creator>
    <meta:editing-duration>PT00H04M09S</meta:editing-duration>
    <meta:editing-cycles>1</meta:editing-cycles>
    <meta:document-statistic meta:object-count="11"/>
    <meta:generator>OpenOffice.org/3.2$Win32 OpenOffice.org_project/320m18$Build-9502</meta:generator>
  </office:meta>
</office:document-meta>
</file>